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font-weight="bold" officeooo:rsid="000ac8ca" officeooo:paragraph-rsid="000ac8ca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Liberation Serif" fo:font-size="12pt" fo:font-weight="bold" officeooo:rsid="000c2fab" officeooo:paragraph-rsid="000c2fab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12pt" fo:font-weight="bold" officeooo:rsid="000e9758" officeooo:paragraph-rsid="000e9758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erif" fo:font-size="12pt" fo:font-weight="bold" officeooo:rsid="000e9758" officeooo:paragraph-rsid="0050c01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Liberation Serif" fo:font-size="12pt" fo:font-weight="bold" officeooo:rsid="00136118" officeooo:paragraph-rsid="00136118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text-properties style:font-name="Liberation Serif" fo:font-size="12pt" fo:font-weight="bold" officeooo:rsid="0014b696" officeooo:paragraph-rsid="0014b696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Liberation Serif" fo:font-size="12pt" fo:font-weight="bold" officeooo:rsid="00176066" officeooo:paragraph-rsid="00176066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erif" fo:font-size="12pt" fo:font-weight="bold" officeooo:rsid="00195b52" officeooo:paragraph-rsid="00195b52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Serif" fo:font-size="12pt" fo:font-weight="bold" officeooo:rsid="0021c10e" officeooo:paragraph-rsid="0021c10e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Serif" fo:font-size="12pt" fo:font-weight="bold" officeooo:rsid="00a3e733" officeooo:paragraph-rsid="00a3e733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Liberation Serif" fo:font-size="12pt" fo:font-weight="normal" officeooo:rsid="000ac8ca" officeooo:paragraph-rsid="000ac8ca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0ac8ca" officeooo:paragraph-rsid="00284fc1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195b52" officeooo:paragraph-rsid="00195b52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1a2536" officeooo:paragraph-rsid="001a2536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2490eb" officeooo:paragraph-rsid="002490eb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25ed30" officeooo:paragraph-rsid="0025ed30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284fc1" officeooo:paragraph-rsid="00284fc1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2ab7b5" officeooo:paragraph-rsid="002ab7b5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31c683" officeooo:paragraph-rsid="0031c683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3b1ede" officeooo:paragraph-rsid="003b1ede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3c45fc" officeooo:paragraph-rsid="003c45fc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3e5721" officeooo:paragraph-rsid="003e5721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4387cf" officeooo:paragraph-rsid="004387cf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482916" officeooo:paragraph-rsid="00482916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4a3553" officeooo:paragraph-rsid="004a3553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normal" officeooo:rsid="004be5fc" officeooo:paragraph-rsid="004be5fc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50c01d" officeooo:paragraph-rsid="0050c01d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font-size="12pt" fo:font-weight="normal" officeooo:rsid="0050c01d" officeooo:paragraph-rsid="0052b902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fo:font-weight="normal" officeooo:rsid="00514735" officeooo:paragraph-rsid="00514735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fo:font-weight="normal" officeooo:rsid="00514735" officeooo:paragraph-rsid="0052b902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font-weight="normal" officeooo:rsid="00564dcb" officeooo:paragraph-rsid="0058231b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fo:font-weight="normal" officeooo:rsid="005b5f88" officeooo:paragraph-rsid="005b5f88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fo:font-weight="normal" officeooo:rsid="005b9676" officeooo:paragraph-rsid="005b9676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" fo:font-size="12pt" fo:font-weight="normal" officeooo:rsid="005d9f40" officeooo:paragraph-rsid="005d9f40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Serif" fo:font-size="12pt" fo:font-weight="normal" officeooo:rsid="005f9c7c" officeooo:paragraph-rsid="005f9c7c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" fo:font-size="12pt" fo:font-weight="normal" officeooo:rsid="005fd4d7" officeooo:paragraph-rsid="005fd4d7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Liberation Serif" fo:font-size="12pt" fo:font-weight="normal" officeooo:rsid="005fd4d7" officeooo:paragraph-rsid="0065f986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Liberation Serif" fo:font-size="12pt" fo:font-weight="normal" officeooo:rsid="00635b51" officeooo:paragraph-rsid="00635b51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Liberation Serif" fo:font-size="12pt" fo:font-weight="normal" officeooo:rsid="00635b51" officeooo:paragraph-rsid="007381eb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Liberation Serif" fo:font-size="12pt" fo:font-weight="normal" officeooo:rsid="00646049" officeooo:paragraph-rsid="00646049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Liberation Serif" fo:font-size="12pt" fo:font-weight="normal" officeooo:rsid="007b0aad" officeooo:paragraph-rsid="007b0aad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Liberation Serif" fo:font-size="12pt" fo:font-weight="normal" officeooo:rsid="007b0aad" officeooo:paragraph-rsid="008c117c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Liberation Serif" fo:font-size="12pt" fo:font-weight="normal" officeooo:rsid="008e74dc" officeooo:paragraph-rsid="008e74dc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Liberation Serif" fo:font-size="12pt" fo:font-weight="normal" officeooo:rsid="0090626c" officeooo:paragraph-rsid="0090626c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Liberation Serif" fo:font-size="12pt" fo:font-weight="normal" officeooo:rsid="00915ac9" officeooo:paragraph-rsid="00915ac9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Liberation Serif" fo:font-size="12pt" fo:font-weight="normal" officeooo:rsid="009688da" officeooo:paragraph-rsid="009688da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font-name="Liberation Serif" fo:font-size="12pt" fo:font-weight="normal" officeooo:rsid="009a9259" officeooo:paragraph-rsid="009a9259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font-name="Liberation Serif" fo:font-size="12pt" fo:font-weight="normal" officeooo:rsid="00a6bb87" officeooo:paragraph-rsid="00a6bb87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font-name="Liberation Serif" fo:font-size="12pt" fo:font-weight="normal" officeooo:rsid="00a87bd2" officeooo:paragraph-rsid="00a87bd2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font-name="Liberation Serif" fo:font-size="12pt" fo:font-weight="normal" officeooo:rsid="00a97b9f" officeooo:paragraph-rsid="00a97b9f" style:font-size-asian="12pt" style:font-weight-asian="normal" style:font-size-complex="12pt" style:font-weight-complex="normal"/>
    </style:style>
    <style:style style:name="P51" style:family="paragraph" style:parent-style-name="Standard">
      <style:text-properties style:font-name="Liberation Serif" fo:font-size="12pt" fo:font-weight="normal" officeooo:rsid="00ae35df" officeooo:paragraph-rsid="00ae35df" style:font-size-asian="12pt" style:font-weight-asian="normal" style:font-size-complex="12pt" style:font-weight-complex="normal"/>
    </style:style>
    <style:style style:name="P52" style:family="paragraph" style:parent-style-name="Standard">
      <style:text-properties style:font-name="Liberation Serif" fo:font-size="12pt" fo:font-weight="normal" officeooo:rsid="00ae35df" officeooo:paragraph-rsid="00b6d796" style:font-size-asian="12pt" style:font-weight-asian="normal" style:font-size-complex="12pt" style:font-weight-complex="normal"/>
    </style:style>
    <style:style style:name="P53" style:family="paragraph" style:parent-style-name="Standard">
      <style:text-properties style:font-name="Liberation Serif" fo:font-size="12pt" fo:font-weight="normal" officeooo:rsid="00b43088" officeooo:paragraph-rsid="00b43088" style:font-size-asian="12pt" style:font-weight-asian="normal" style:font-size-complex="12pt" style:font-weight-complex="normal"/>
    </style:style>
    <style:style style:name="P54" style:family="paragraph" style:parent-style-name="Standard">
      <style:text-properties style:font-name="Liberation Serif" fo:font-size="12pt" fo:font-weight="normal" officeooo:rsid="00b8c9ff" officeooo:paragraph-rsid="00b8c9ff" style:font-size-asian="12pt" style:font-weight-asian="normal" style:font-size-complex="12pt" style:font-weight-complex="normal"/>
    </style:style>
    <style:style style:name="P55" style:family="paragraph" style:parent-style-name="Standard">
      <style:text-properties style:font-name="Liberation Serif" fo:font-size="12pt" fo:font-weight="normal" officeooo:rsid="00bf0d2c" officeooo:paragraph-rsid="00c09f05" style:font-size-asian="12pt" style:font-weight-asian="normal" style:font-size-complex="12pt" style:font-weight-complex="normal"/>
    </style:style>
    <style:style style:name="P56" style:family="paragraph" style:parent-style-name="Standard">
      <style:text-properties style:font-name="Liberation Serif" fo:font-size="12pt" fo:font-weight="normal" officeooo:rsid="00c192ed" officeooo:paragraph-rsid="00c192ed" style:font-size-asian="12pt" style:font-weight-asian="normal" style:font-size-complex="12pt" style:font-weight-complex="normal"/>
    </style:style>
    <style:style style:name="P57" style:family="paragraph" style:parent-style-name="Standard">
      <style:text-properties style:font-name="Liberation Serif" fo:font-size="12pt" fo:font-weight="normal" officeooo:rsid="00c51d38" officeooo:paragraph-rsid="00c51d38" style:font-size-asian="12pt" style:font-weight-asian="normal" style:font-size-complex="12pt" style:font-weight-complex="normal"/>
    </style:style>
    <style:style style:name="P58" style:family="paragraph" style:parent-style-name="Standard">
      <style:text-properties style:font-name="Liberation Serif" fo:font-size="12pt" fo:font-weight="normal" officeooo:rsid="00c7d467" officeooo:paragraph-rsid="00c7d467" style:font-size-asian="12pt" style:font-weight-asian="normal" style:font-size-complex="12pt" style:font-weight-complex="normal"/>
    </style:style>
    <style:style style:name="P59" style:family="paragraph" style:parent-style-name="Standard">
      <style:text-properties style:font-name="Liberation Serif" fo:font-size="12pt" fo:font-weight="normal" officeooo:rsid="00c7d467" officeooo:paragraph-rsid="00cba4cc" style:font-size-asian="12pt" style:font-weight-asian="normal" style:font-size-complex="12pt" style:font-weight-complex="normal"/>
    </style:style>
    <style:style style:name="P60" style:family="paragraph" style:parent-style-name="Standard">
      <style:text-properties style:font-name="Liberation Serif" fo:font-size="12pt" fo:font-weight="normal" officeooo:rsid="00cbc3eb" officeooo:paragraph-rsid="00cbc3eb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font-name="Liberation Serif" fo:font-size="12pt" fo:font-weight="normal" officeooo:rsid="00ccc994" officeooo:paragraph-rsid="00ccc994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font-name="Liberation Serif" fo:font-size="12pt" fo:font-weight="normal" officeooo:rsid="00d0a15a" officeooo:paragraph-rsid="00d0a15a" style:font-size-asian="12pt" style:font-weight-asian="normal" style:font-size-complex="12pt" style:font-weight-complex="normal"/>
    </style:style>
    <style:style style:name="P63" style:family="paragraph" style:parent-style-name="Standard">
      <style:text-properties style:font-name="Liberation Serif" fo:font-size="12pt" fo:font-weight="normal" officeooo:rsid="00d2e119" officeooo:paragraph-rsid="00d2e119" style:font-size-asian="12pt" style:font-weight-asian="normal" style:font-size-complex="12pt" style:font-weight-complex="normal"/>
    </style:style>
    <style:style style:name="P64" style:family="paragraph" style:parent-style-name="Standard">
      <style:text-properties style:font-name="Liberation Serif" fo:font-size="12pt" fo:font-weight="normal" officeooo:rsid="00d45429" officeooo:paragraph-rsid="00d45429" style:font-size-asian="12pt" style:font-weight-asian="normal" style:font-size-complex="12pt" style:font-weight-complex="normal"/>
    </style:style>
    <style:style style:name="P65" style:family="paragraph" style:parent-style-name="Standard">
      <style:text-properties style:font-name="Liberation Serif" fo:font-size="12pt" fo:font-weight="normal" officeooo:rsid="00d4fb01" officeooo:paragraph-rsid="00d4fb01" style:font-size-asian="12pt" style:font-weight-asian="normal" style:font-size-complex="12pt" style:font-weight-complex="normal"/>
    </style:style>
    <style:style style:name="P66" style:family="paragraph" style:parent-style-name="Standard">
      <style:text-properties style:font-name="Liberation Serif" fo:font-size="12pt" fo:font-weight="normal" officeooo:rsid="00d8f072" officeooo:paragraph-rsid="00d8f072" style:font-size-asian="12pt" style:font-weight-asian="normal" style:font-size-complex="12pt" style:font-weight-complex="normal"/>
    </style:style>
    <style:style style:name="P67" style:family="paragraph" style:parent-style-name="Standard">
      <style:text-properties style:font-name="Liberation Serif" fo:font-size="12pt" fo:font-weight="normal" officeooo:rsid="00dd013c" officeooo:paragraph-rsid="00dd013c" style:font-size-asian="12pt" style:font-weight-asian="normal" style:font-size-complex="12pt" style:font-weight-complex="normal"/>
    </style:style>
    <style:style style:name="P68" style:family="paragraph" style:parent-style-name="Standard">
      <style:text-properties style:font-name="Liberation Serif" fo:font-size="12pt" fo:font-weight="normal" officeooo:rsid="00dd013c" officeooo:paragraph-rsid="00e6b642" style:font-size-asian="12pt" style:font-weight-asian="normal" style:font-size-complex="12pt" style:font-weight-complex="normal"/>
    </style:style>
    <style:style style:name="P69" style:family="paragraph" style:parent-style-name="Standard">
      <style:text-properties style:font-name="Liberation Serif" fo:font-size="12pt" fo:font-weight="normal" officeooo:rsid="00de29e5" officeooo:paragraph-rsid="00e38652" style:font-size-asian="12pt" style:font-weight-asian="normal" style:font-size-complex="12pt" style:font-weight-complex="normal"/>
    </style:style>
    <style:style style:name="P70" style:family="paragraph" style:parent-style-name="Standard">
      <style:text-properties style:font-name="Liberation Serif" fo:font-size="12pt" fo:font-weight="normal" officeooo:rsid="00e025b9" officeooo:paragraph-rsid="00e025b9" style:font-size-asian="12pt" style:font-weight-asian="normal" style:font-size-complex="12pt" style:font-weight-complex="normal"/>
    </style:style>
    <style:style style:name="P71" style:family="paragraph" style:parent-style-name="Standard">
      <style:text-properties style:font-name="Liberation Serif" fo:font-size="12pt" fo:font-weight="normal" officeooo:rsid="00e0cc79" officeooo:paragraph-rsid="010791d7" style:font-size-asian="12pt" style:font-weight-asian="normal" style:font-size-complex="12pt" style:font-weight-complex="normal"/>
    </style:style>
    <style:style style:name="P72" style:family="paragraph" style:parent-style-name="Standard">
      <style:text-properties style:font-name="Liberation Serif" fo:font-size="12pt" fo:font-weight="normal" officeooo:rsid="00e5aef0" officeooo:paragraph-rsid="00e891a6" style:font-size-asian="12pt" style:font-weight-asian="normal" style:font-size-complex="12pt" style:font-weight-complex="normal"/>
    </style:style>
    <style:style style:name="P73" style:family="paragraph" style:parent-style-name="Standard">
      <style:text-properties style:font-name="Liberation Serif" fo:font-size="12pt" fo:font-weight="normal" officeooo:rsid="00e6745f" officeooo:paragraph-rsid="00e6745f" style:font-size-asian="12pt" style:font-weight-asian="normal" style:font-size-complex="12pt" style:font-weight-complex="normal"/>
    </style:style>
    <style:style style:name="P74" style:family="paragraph" style:parent-style-name="Standard">
      <style:text-properties style:font-name="Liberation Serif" fo:font-size="12pt" fo:font-weight="normal" officeooo:rsid="00e6b642" officeooo:paragraph-rsid="00e891a6" style:font-size-asian="12pt" style:font-weight-asian="normal" style:font-size-complex="12pt" style:font-weight-complex="normal"/>
    </style:style>
    <style:style style:name="P75" style:family="paragraph" style:parent-style-name="Standard">
      <style:text-properties style:font-name="Liberation Serif" fo:font-size="12pt" fo:font-weight="normal" officeooo:rsid="00ea2f78" officeooo:paragraph-rsid="00ea2f78" style:font-size-asian="12pt" style:font-weight-asian="normal" style:font-size-complex="12pt" style:font-weight-complex="normal"/>
    </style:style>
    <style:style style:name="P76" style:family="paragraph" style:parent-style-name="Standard">
      <style:text-properties style:font-name="Liberation Serif" fo:font-size="12pt" fo:font-weight="normal" officeooo:rsid="00ec8433" officeooo:paragraph-rsid="00ec8433" style:font-size-asian="12pt" style:font-weight-asian="normal" style:font-size-complex="12pt" style:font-weight-complex="normal"/>
    </style:style>
    <style:style style:name="P77" style:family="paragraph" style:parent-style-name="Standard">
      <style:text-properties style:font-name="Liberation Serif" fo:font-size="12pt" fo:font-weight="normal" officeooo:rsid="00f09211" officeooo:paragraph-rsid="00f09211" style:font-size-asian="12pt" style:font-weight-asian="normal" style:font-size-complex="12pt" style:font-weight-complex="normal"/>
    </style:style>
    <style:style style:name="P78" style:family="paragraph" style:parent-style-name="Standard">
      <style:text-properties style:font-name="Liberation Serif" fo:font-size="12pt" fo:font-weight="normal" officeooo:rsid="010791d7" officeooo:paragraph-rsid="010791d7" style:font-size-asian="12pt" style:font-weight-asian="normal" style:font-size-complex="12pt" style:font-weight-complex="normal"/>
    </style:style>
    <style:style style:name="P79" style:family="paragraph" style:parent-style-name="Standard">
      <style:text-properties style:font-name="Liberation Serif" fo:font-size="12pt" fo:font-weight="normal" officeooo:rsid="010af0d8" officeooo:paragraph-rsid="010af0d8" style:font-size-asian="12pt" style:font-weight-asian="normal" style:font-size-complex="12pt" style:font-weight-complex="normal"/>
    </style:style>
    <style:style style:name="P80" style:family="paragraph" style:parent-style-name="Standard">
      <style:text-properties style:font-name="Liberation Serif" fo:font-size="12pt" fo:font-style="italic" fo:font-weight="normal" officeooo:rsid="004a3553" officeooo:paragraph-rsid="004a3553" style:font-size-asian="12pt" style:font-style-asian="italic" style:font-weight-asian="normal" style:font-size-complex="12pt" style:font-style-complex="italic" style:font-weight-complex="normal"/>
    </style:style>
    <style:style style:name="P81" style:family="paragraph" style:parent-style-name="Standard">
      <style:text-properties style:font-name="Liberation Serif" fo:font-size="12pt" fo:font-style="italic" fo:font-weight="normal" officeooo:rsid="004be5fc" officeooo:paragraph-rsid="004be5fc" style:font-size-asian="12pt" style:font-style-asian="italic" style:font-weight-asian="normal" style:font-size-complex="12pt" style:font-style-complex="italic" style:font-weight-complex="normal"/>
    </style:style>
    <style:style style:name="P82" style:family="paragraph" style:parent-style-name="Standard">
      <style:paragraph-properties fo:break-before="page"/>
      <style:text-properties style:font-name="Liberation Serif" fo:font-size="12pt" fo:font-weight="bold" officeooo:rsid="00a3e733" officeooo:paragraph-rsid="00a3e733" style:font-size-asian="12pt" style:font-weight-asian="bold" style:font-size-complex="12pt" style:font-weight-complex="bold"/>
    </style:style>
    <style:style style:name="T1" style:family="text">
      <style:text-properties fo:color="#000000"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officeooo:rsid="0010609e" style:letter-kerning="true" style:font-style-asian="normal" style:text-emphasize="none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officeooo:rsid="00170086" style:letter-kerning="true" style:font-style-asian="normal" style:text-emphasize="none"/>
    </style:style>
    <style:style style:name="T4" style:family="text">
      <style:text-properties fo:color="#000000" style:text-outline="false" style:text-line-through-style="none" style:text-line-through-type="none" fo:font-style="normal" fo:text-shadow="none" style:text-underline-style="none" officeooo:rsid="001bf4fa" style:letter-kerning="true" style:font-style-asian="normal" style:text-emphasize="none"/>
    </style:style>
    <style:style style:name="T5" style:family="text">
      <style:text-properties fo:color="#000000" style:text-outline="false" style:text-line-through-style="none" style:text-line-through-type="none" fo:font-style="normal" fo:text-shadow="none" style:text-underline-style="none" officeooo:rsid="001c80d7" style:letter-kerning="true" style:font-style-asian="normal" style:text-emphasize="none"/>
    </style:style>
    <style:style style:name="T6" style:family="text">
      <style:text-properties fo:color="#000000" style:text-outline="false" style:text-line-through-style="none" style:text-line-through-type="none" fo:font-style="normal" fo:text-shadow="none" style:text-underline-style="none" officeooo:rsid="001da604" style:letter-kerning="true" style:font-style-asian="normal" style:text-emphasize="none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officeooo:rsid="001f2f25" style:letter-kerning="true" style:font-style-asian="normal" style:text-emphasize="none"/>
    </style:style>
    <style:style style:name="T8" style:family="text">
      <style:text-properties fo:color="#000000" style:text-outline="false" style:text-line-through-style="none" style:text-line-through-type="none" fo:font-style="normal" fo:text-shadow="none" style:text-underline-style="none" officeooo:rsid="003114fb" style:letter-kerning="true" style:font-style-asian="normal" style:text-emphasize="none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officeooo:rsid="00323a34" style:letter-kerning="true" style:font-style-asian="normal" style:text-emphasize="none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officeooo:rsid="0033463a" style:letter-kerning="true" style:font-style-asian="normal" style:text-emphasize="none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officeooo:rsid="00347f0a" style:letter-kerning="true" style:font-style-asian="normal" style:text-emphasize="none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officeooo:rsid="00362fac" style:letter-kerning="true" style:font-style-asian="normal" style:text-emphasize="none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officeooo:rsid="0037bc94" style:letter-kerning="true" style:font-style-asian="normal" style:text-emphasize="none"/>
    </style:style>
    <style:style style:name="T14" style:family="text">
      <style:text-properties fo:color="#000000" style:text-outline="false" style:text-line-through-style="none" style:text-line-through-type="none" fo:font-style="normal" fo:text-shadow="none" style:text-underline-style="none" officeooo:rsid="0037e2c5" style:letter-kerning="true" style:font-style-asian="normal" style:text-emphasize="none"/>
    </style:style>
    <style:style style:name="T15" style:family="text">
      <style:text-properties fo:color="#000000" style:text-outline="false" style:text-line-through-style="none" style:text-line-through-type="none" fo:font-style="normal" fo:text-shadow="none" style:text-underline-style="none" officeooo:rsid="0037f3fd" style:letter-kerning="true" style:font-style-asian="normal" style:text-emphasize="none"/>
    </style:style>
    <style:style style:name="T16" style:family="text">
      <style:text-properties fo:color="#000000" style:text-outline="false" style:text-line-through-style="none" style:text-line-through-type="none" fo:font-style="normal" fo:text-shadow="none" style:text-underline-style="none" officeooo:rsid="00398dd1" style:letter-kerning="true" style:font-style-asian="normal" style:text-emphasize="none"/>
    </style:style>
    <style:style style:name="T17" style:family="text">
      <style:text-properties fo:color="#000000" style:text-outline="false" style:text-line-through-style="none" style:text-line-through-type="none" fo:font-style="normal" fo:text-shadow="none" style:text-underline-style="none" officeooo:rsid="003c45fc" style:letter-kerning="true" style:font-style-asian="normal" style:text-emphasize="none"/>
    </style:style>
    <style:style style:name="T18" style:family="text">
      <style:text-properties fo:color="#000000" style:text-outline="false" style:text-line-through-style="none" style:text-line-through-type="none" fo:font-style="normal" fo:text-shadow="none" style:text-underline-style="none" officeooo:rsid="003c9d0f" style:letter-kerning="true" style:font-style-asian="normal" style:text-emphasize="none"/>
    </style:style>
    <style:style style:name="T19" style:family="text">
      <style:text-properties fo:color="#000000" style:text-outline="false" style:text-line-through-style="none" style:text-line-through-type="none" fo:font-style="normal" fo:text-shadow="none" style:text-underline-style="none" officeooo:rsid="003ff27c" style:letter-kerning="true" style:font-style-asian="normal" style:text-emphasize="none"/>
    </style:style>
    <style:style style:name="T20" style:family="text">
      <style:text-properties fo:color="#000000" style:text-outline="false" style:text-line-through-style="none" style:text-line-through-type="none" fo:font-style="normal" fo:text-shadow="none" style:text-underline-style="none" officeooo:rsid="0041ca52" style:letter-kerning="true" style:font-style-asian="normal" style:text-emphasize="none"/>
    </style:style>
    <style:style style:name="T21" style:family="text">
      <style:text-properties fo:color="#000000" style:text-outline="false" style:text-line-through-style="none" style:text-line-through-type="none" fo:font-style="normal" fo:text-shadow="none" style:text-underline-style="none" officeooo:rsid="00424545" style:letter-kerning="true" style:font-style-asian="normal" style:text-emphasize="none"/>
    </style:style>
    <style:style style:name="T22" style:family="text">
      <style:text-properties fo:color="#000000" style:text-outline="false" style:text-line-through-style="none" style:text-line-through-type="none" fo:font-style="normal" fo:text-shadow="none" style:text-underline-style="none" officeooo:rsid="00485027" style:letter-kerning="true" style:font-style-asian="normal" style:text-emphasize="none"/>
    </style:style>
    <style:style style:name="T23" style:family="text">
      <style:text-properties fo:color="#000000" style:text-outline="false" style:text-line-through-style="none" style:text-line-through-type="none" fo:font-style="normal" fo:text-shadow="none" style:text-underline-style="none" officeooo:rsid="00490d79" style:letter-kerning="true" style:font-style-asian="normal" style:text-emphasize="none"/>
    </style:style>
    <style:style style:name="T24" style:family="text">
      <style:text-properties fo:color="#000000" style:text-outline="false" style:text-line-through-style="none" style:text-line-through-type="none" fo:font-style="normal" fo:text-shadow="none" style:text-underline-style="none" officeooo:rsid="0052b902" style:letter-kerning="true" style:font-style-asian="normal" style:text-emphasize="none"/>
    </style:style>
    <style:style style:name="T25" style:family="text">
      <style:text-properties fo:color="#000000" style:text-outline="false" style:text-line-through-style="none" style:text-line-through-type="none" fo:font-style="normal" fo:text-shadow="none" style:text-underline-style="none" officeooo:rsid="0053d340" style:letter-kerning="true" style:font-style-asian="normal" style:text-emphasize="none"/>
    </style:style>
    <style:style style:name="T26" style:family="text">
      <style:text-properties fo:color="#000000" style:text-outline="false" style:text-line-through-style="none" style:text-line-through-type="none" fo:font-style="normal" fo:text-shadow="none" style:text-underline-style="none" officeooo:rsid="0053db5a" style:letter-kerning="true" style:font-style-asian="normal" style:text-emphasize="none"/>
    </style:style>
    <style:style style:name="T27" style:family="text">
      <style:text-properties fo:color="#000000" style:text-outline="false" style:text-line-through-style="none" style:text-line-through-type="none" fo:font-style="normal" fo:text-shadow="none" style:text-underline-style="none" officeooo:rsid="00552368" style:letter-kerning="true" style:font-style-asian="normal" style:text-emphasize="none"/>
    </style:style>
    <style:style style:name="T28" style:family="text">
      <style:text-properties fo:color="#000000" style:text-outline="false" style:text-line-through-style="none" style:text-line-through-type="none" fo:font-style="normal" fo:text-shadow="none" style:text-underline-style="none" officeooo:rsid="0058231b" style:letter-kerning="true" style:font-style-asian="normal" style:text-emphasize="none"/>
    </style:style>
    <style:style style:name="T29" style:family="text">
      <style:text-properties fo:color="#000000" style:text-outline="false" style:text-line-through-style="none" style:text-line-through-type="none" fo:font-style="normal" fo:text-shadow="none" style:text-underline-style="none" officeooo:rsid="0059d670" style:letter-kerning="true" style:font-style-asian="normal" style:text-emphasize="none"/>
    </style:style>
    <style:style style:name="T30" style:family="text">
      <style:text-properties fo:color="#000000" style:text-outline="false" style:text-line-through-style="none" style:text-line-through-type="none" fo:font-style="normal" fo:text-shadow="none" style:text-underline-style="none" officeooo:rsid="005b5f88" style:letter-kerning="true" style:font-style-asian="normal" style:text-emphasize="none"/>
    </style:style>
    <style:style style:name="T31" style:family="text">
      <style:text-properties fo:color="#000000" style:text-outline="false" style:text-line-through-style="none" style:text-line-through-type="none" fo:font-style="normal" fo:text-shadow="none" style:text-underline-style="none" officeooo:rsid="005c0c9a" style:letter-kerning="true" style:font-style-asian="normal" style:text-emphasize="none"/>
    </style:style>
    <style:style style:name="T32" style:family="text">
      <style:text-properties fo:color="#000000" style:text-outline="false" style:text-line-through-style="none" style:text-line-through-type="none" fo:font-style="normal" fo:text-shadow="none" style:text-underline-style="none" officeooo:rsid="005d29be" style:letter-kerning="true" style:font-style-asian="normal" style:text-emphasize="none"/>
    </style:style>
    <style:style style:name="T33" style:family="text">
      <style:text-properties fo:color="#000000" style:text-outline="false" style:text-line-through-style="none" style:text-line-through-type="none" fo:font-style="normal" fo:text-shadow="none" style:text-underline-style="none" officeooo:rsid="005fb5f4" style:letter-kerning="true" style:font-style-asian="normal" style:text-emphasize="none"/>
    </style:style>
    <style:style style:name="T34" style:family="text">
      <style:text-properties fo:color="#000000" style:text-outline="false" style:text-line-through-style="none" style:text-line-through-type="none" fo:font-style="normal" fo:text-shadow="none" style:text-underline-style="none" officeooo:rsid="0061b511" style:letter-kerning="true" style:font-style-asian="normal" style:text-emphasize="none"/>
    </style:style>
    <style:style style:name="T35" style:family="text">
      <style:text-properties fo:color="#000000" style:text-outline="false" style:text-line-through-style="none" style:text-line-through-type="none" fo:font-style="normal" fo:text-shadow="none" style:text-underline-style="none" officeooo:rsid="00625b24" style:letter-kerning="true" style:font-style-asian="normal" style:text-emphasize="none"/>
    </style:style>
    <style:style style:name="T36" style:family="text">
      <style:text-properties fo:color="#000000" style:text-outline="false" style:text-line-through-style="none" style:text-line-through-type="none" fo:font-style="normal" fo:text-shadow="none" style:text-underline-style="none" officeooo:rsid="006504c6" style:letter-kerning="true" style:font-style-asian="normal" style:text-emphasize="none"/>
    </style:style>
    <style:style style:name="T37" style:family="text">
      <style:text-properties fo:color="#000000" style:text-outline="false" style:text-line-through-style="none" style:text-line-through-type="none" fo:font-style="normal" fo:text-shadow="none" style:text-underline-style="none" officeooo:rsid="0065a759" style:letter-kerning="true" style:font-style-asian="normal" style:text-emphasize="none"/>
    </style:style>
    <style:style style:name="T38" style:family="text">
      <style:text-properties fo:color="#000000" style:text-outline="false" style:text-line-through-style="none" style:text-line-through-type="none" fo:font-style="normal" fo:text-shadow="none" style:text-underline-style="none" officeooo:rsid="00676129" style:letter-kerning="true" style:font-style-asian="normal" style:text-emphasize="none"/>
    </style:style>
    <style:style style:name="T39" style:family="text">
      <style:text-properties fo:color="#000000" style:text-outline="false" style:text-line-through-style="none" style:text-line-through-type="none" fo:font-style="normal" fo:text-shadow="none" style:text-underline-style="none" officeooo:rsid="006b01ab" style:letter-kerning="true" style:font-style-asian="normal" style:text-emphasize="none"/>
    </style:style>
    <style:style style:name="T40" style:family="text">
      <style:text-properties fo:color="#000000" style:text-outline="false" style:text-line-through-style="none" style:text-line-through-type="none" fo:font-style="normal" fo:text-shadow="none" style:text-underline-style="none" officeooo:rsid="006c91c3" style:letter-kerning="true" style:font-style-asian="normal" style:text-emphasize="none"/>
    </style:style>
    <style:style style:name="T41" style:family="text">
      <style:text-properties fo:color="#000000" style:text-outline="false" style:text-line-through-style="none" style:text-line-through-type="none" fo:font-style="normal" fo:text-shadow="none" style:text-underline-style="none" officeooo:rsid="0071f5a3" style:letter-kerning="true" style:font-style-asian="normal" style:text-emphasize="none"/>
    </style:style>
    <style:style style:name="T42" style:family="text">
      <style:text-properties fo:color="#000000" style:text-outline="false" style:text-line-through-style="none" style:text-line-through-type="none" fo:font-style="normal" fo:text-shadow="none" style:text-underline-style="none" officeooo:rsid="00797a81" style:letter-kerning="true" style:font-style-asian="normal" style:text-emphasize="none"/>
    </style:style>
    <style:style style:name="T43" style:family="text">
      <style:text-properties fo:color="#000000" style:text-outline="false" style:text-line-through-style="none" style:text-line-through-type="none" fo:font-style="normal" fo:text-shadow="none" style:text-underline-style="none" officeooo:rsid="005fd4d7" style:letter-kerning="true" style:font-style-asian="normal" style:text-emphasize="none"/>
    </style:style>
    <style:style style:name="T44" style:family="text">
      <style:text-properties fo:color="#000000" style:text-outline="false" style:text-line-through-style="none" style:text-line-through-type="none" fo:font-style="normal" fo:text-shadow="none" style:text-underline-style="none" officeooo:rsid="007ce601" style:letter-kerning="true" style:font-style-asian="normal" style:text-emphasize="none"/>
    </style:style>
    <style:style style:name="T45" style:family="text">
      <style:text-properties fo:color="#000000" style:text-outline="false" style:text-line-through-style="none" style:text-line-through-type="none" fo:font-style="normal" fo:text-shadow="none" style:text-underline-style="none" officeooo:rsid="007de00d" style:letter-kerning="true" style:font-style-asian="normal" style:text-emphasize="none"/>
    </style:style>
    <style:style style:name="T46" style:family="text">
      <style:text-properties fo:color="#000000" style:text-outline="false" style:text-line-through-style="none" style:text-line-through-type="none" fo:font-style="normal" fo:text-shadow="none" style:text-underline-style="none" officeooo:rsid="007f1907" style:letter-kerning="true" style:font-style-asian="normal" style:text-emphasize="none"/>
    </style:style>
    <style:style style:name="T47" style:family="text">
      <style:text-properties fo:color="#000000" style:text-outline="false" style:text-line-through-style="none" style:text-line-through-type="none" fo:font-style="normal" fo:text-shadow="none" style:text-underline-style="none" officeooo:rsid="008a0254" style:letter-kerning="true" style:font-style-asian="normal" style:text-emphasize="none"/>
    </style:style>
    <style:style style:name="T48" style:family="text">
      <style:text-properties fo:color="#000000" style:text-outline="false" style:text-line-through-style="none" style:text-line-through-type="none" fo:font-style="normal" fo:text-shadow="none" style:text-underline-style="none" officeooo:rsid="008aae10" style:letter-kerning="true" style:font-style-asian="normal" style:text-emphasize="none"/>
    </style:style>
    <style:style style:name="T49" style:family="text">
      <style:text-properties fo:color="#000000" style:text-outline="false" style:text-line-through-style="none" style:text-line-through-type="none" fo:font-style="normal" fo:text-shadow="none" style:text-underline-style="none" officeooo:rsid="0090da9a" style:letter-kerning="true" style:font-style-asian="normal" style:text-emphasize="none"/>
    </style:style>
    <style:style style:name="T50" style:family="text">
      <style:text-properties fo:color="#000000" style:text-outline="false" style:text-line-through-style="none" style:text-line-through-type="none" fo:font-style="normal" fo:text-shadow="none" style:text-underline-style="none" officeooo:rsid="009322ff" style:letter-kerning="true" style:font-style-asian="normal" style:text-emphasize="none"/>
    </style:style>
    <style:style style:name="T51" style:family="text">
      <style:text-properties fo:color="#000000" style:text-outline="false" style:text-line-through-style="none" style:text-line-through-type="none" fo:font-style="normal" fo:text-shadow="none" style:text-underline-style="none" officeooo:rsid="009460f7" style:letter-kerning="true" style:font-style-asian="normal" style:text-emphasize="none"/>
    </style:style>
    <style:style style:name="T52" style:family="text">
      <style:text-properties fo:color="#000000" style:text-outline="false" style:text-line-through-style="none" style:text-line-through-type="none" fo:font-style="normal" fo:text-shadow="none" style:text-underline-style="none" officeooo:rsid="0095d128" style:letter-kerning="true" style:font-style-asian="normal" style:text-emphasize="none"/>
    </style:style>
    <style:style style:name="T53" style:family="text">
      <style:text-properties fo:color="#000000" style:text-outline="false" style:text-line-through-style="none" style:text-line-through-type="none" fo:font-style="normal" fo:text-shadow="none" style:text-underline-style="none" officeooo:rsid="00978d0e" style:letter-kerning="true" style:font-style-asian="normal" style:text-emphasize="none"/>
    </style:style>
    <style:style style:name="T54" style:family="text">
      <style:text-properties fo:color="#000000" style:text-outline="false" style:text-line-through-style="none" style:text-line-through-type="none" fo:font-style="normal" fo:text-shadow="none" style:text-underline-style="none" officeooo:rsid="00992142" style:letter-kerning="true" style:font-style-asian="normal" style:text-emphasize="none"/>
    </style:style>
    <style:style style:name="T55" style:family="text">
      <style:text-properties fo:color="#000000" style:text-outline="false" style:text-line-through-style="none" style:text-line-through-type="none" fo:font-style="normal" fo:text-shadow="none" style:text-underline-style="none" officeooo:rsid="009b4dcc" style:letter-kerning="true" style:font-style-asian="normal" style:text-emphasize="none"/>
    </style:style>
    <style:style style:name="T56" style:family="text">
      <style:text-properties fo:color="#000000" style:text-outline="false" style:text-line-through-style="none" style:text-line-through-type="none" fo:font-style="normal" fo:text-shadow="none" style:text-underline-style="none" officeooo:rsid="00a94aad" style:letter-kerning="true" style:font-style-asian="normal" style:text-emphasize="none"/>
    </style:style>
    <style:style style:name="T57" style:family="text">
      <style:text-properties fo:color="#000000" style:text-outline="false" style:text-line-through-style="none" style:text-line-through-type="none" fo:font-style="normal" fo:text-shadow="none" style:text-underline-style="none" officeooo:rsid="00aa8208" style:letter-kerning="true" style:font-style-asian="normal" style:text-emphasize="none"/>
    </style:style>
    <style:style style:name="T58" style:family="text">
      <style:text-properties fo:color="#000000" style:text-outline="false" style:text-line-through-style="none" style:text-line-through-type="none" fo:font-style="normal" fo:text-shadow="none" style:text-underline-style="none" officeooo:rsid="00aedda1" style:letter-kerning="true" style:font-style-asian="normal" style:text-emphasize="none"/>
    </style:style>
    <style:style style:name="T59" style:family="text">
      <style:text-properties fo:color="#000000" style:text-outline="false" style:text-line-through-style="none" style:text-line-through-type="none" fo:font-style="normal" fo:text-shadow="none" style:text-underline-style="none" officeooo:rsid="00afe477" style:letter-kerning="true" style:font-style-asian="normal" style:text-emphasize="none"/>
    </style:style>
    <style:style style:name="T60" style:family="text">
      <style:text-properties fo:color="#000000" style:text-outline="false" style:text-line-through-style="none" style:text-line-through-type="none" fo:font-style="normal" fo:text-shadow="none" style:text-underline-style="none" officeooo:rsid="00b02f7a" style:letter-kerning="true" style:font-style-asian="normal" style:text-emphasize="none"/>
    </style:style>
    <style:style style:name="T61" style:family="text">
      <style:text-properties fo:color="#000000" style:text-outline="false" style:text-line-through-style="none" style:text-line-through-type="none" fo:font-style="normal" fo:text-shadow="none" style:text-underline-style="none" officeooo:rsid="00b2f715" style:letter-kerning="true" style:font-style-asian="normal" style:text-emphasize="none"/>
    </style:style>
    <style:style style:name="T62" style:family="text">
      <style:text-properties fo:color="#000000" style:text-outline="false" style:text-line-through-style="none" style:text-line-through-type="none" fo:font-style="normal" fo:text-shadow="none" style:text-underline-style="none" officeooo:rsid="00b4f6ad" style:letter-kerning="true" style:font-style-asian="normal" style:text-emphasize="none"/>
    </style:style>
    <style:style style:name="T63" style:family="text">
      <style:text-properties fo:color="#000000" style:text-outline="false" style:text-line-through-style="none" style:text-line-through-type="none" fo:font-style="normal" fo:text-shadow="none" style:text-underline-style="none" officeooo:rsid="00b6d796" style:letter-kerning="true" style:font-style-asian="normal" style:text-emphasize="none"/>
    </style:style>
    <style:style style:name="T64" style:family="text">
      <style:text-properties fo:color="#000000" style:text-outline="false" style:text-line-through-style="none" style:text-line-through-type="none" fo:font-style="normal" fo:text-shadow="none" style:text-underline-style="none" officeooo:rsid="00baa37d" style:letter-kerning="true" style:font-style-asian="normal" style:text-emphasize="none"/>
    </style:style>
    <style:style style:name="T65" style:family="text">
      <style:text-properties fo:color="#000000" style:text-outline="false" style:text-line-through-style="none" style:text-line-through-type="none" fo:font-style="normal" fo:text-shadow="none" style:text-underline-style="none" officeooo:rsid="00c09f05" style:letter-kerning="true" style:font-style-asian="normal" style:text-emphasize="none"/>
    </style:style>
    <style:style style:name="T66" style:family="text">
      <style:text-properties fo:color="#000000" style:text-outline="false" style:text-line-through-style="none" style:text-line-through-type="none" fo:font-style="normal" fo:text-shadow="none" style:text-underline-style="none" officeooo:rsid="00c0dced" style:letter-kerning="true" style:font-style-asian="normal" style:text-emphasize="none"/>
    </style:style>
    <style:style style:name="T67" style:family="text">
      <style:text-properties fo:color="#000000" style:text-outline="false" style:text-line-through-style="none" style:text-line-through-type="none" fo:font-style="normal" fo:text-shadow="none" style:text-underline-style="none" officeooo:rsid="00c27c23" style:letter-kerning="true" style:font-style-asian="normal" style:text-emphasize="none"/>
    </style:style>
    <style:style style:name="T68" style:family="text">
      <style:text-properties fo:color="#000000" style:text-outline="false" style:text-line-through-style="none" style:text-line-through-type="none" fo:font-style="normal" fo:text-shadow="none" style:text-underline-style="none" officeooo:rsid="00c31732" style:letter-kerning="true" style:font-style-asian="normal" style:text-emphasize="none"/>
    </style:style>
    <style:style style:name="T69" style:family="text">
      <style:text-properties fo:color="#000000" style:text-outline="false" style:text-line-through-style="none" style:text-line-through-type="none" fo:font-style="normal" fo:text-shadow="none" style:text-underline-style="none" officeooo:rsid="00c5f4fd" style:letter-kerning="true" style:font-style-asian="normal" style:text-emphasize="none"/>
    </style:style>
    <style:style style:name="T70" style:family="text">
      <style:text-properties fo:color="#000000" style:text-outline="false" style:text-line-through-style="none" style:text-line-through-type="none" fo:font-style="normal" fo:text-shadow="none" style:text-underline-style="none" officeooo:rsid="00c82aee" style:letter-kerning="true" style:font-style-asian="normal" style:text-emphasize="none"/>
    </style:style>
    <style:style style:name="T71" style:family="text">
      <style:text-properties fo:color="#000000" style:text-outline="false" style:text-line-through-style="none" style:text-line-through-type="none" fo:font-style="normal" fo:text-shadow="none" style:text-underline-style="none" officeooo:rsid="00c8af2b" style:letter-kerning="true" style:font-style-asian="normal" style:text-emphasize="none"/>
    </style:style>
    <style:style style:name="T72" style:family="text">
      <style:text-properties fo:color="#000000" style:text-outline="false" style:text-line-through-style="none" style:text-line-through-type="none" fo:font-style="normal" fo:text-shadow="none" style:text-underline-style="none" officeooo:rsid="00cba4cc" style:letter-kerning="true" style:font-style-asian="normal" style:text-emphasize="none"/>
    </style:style>
    <style:style style:name="T73" style:family="text">
      <style:text-properties fo:color="#000000" style:text-outline="false" style:text-line-through-style="none" style:text-line-through-type="none" fo:font-style="normal" fo:text-shadow="none" style:text-underline-style="none" officeooo:rsid="00d251d8" style:letter-kerning="true" style:font-style-asian="normal" style:text-emphasize="none"/>
    </style:style>
    <style:style style:name="T74" style:family="text">
      <style:text-properties fo:color="#000000" style:text-outline="false" style:text-line-through-style="none" style:text-line-through-type="none" fo:font-style="normal" fo:text-shadow="none" style:text-underline-style="none" officeooo:rsid="00d649ab" style:letter-kerning="true" style:font-style-asian="normal" style:text-emphasize="none"/>
    </style:style>
    <style:style style:name="T75" style:family="text">
      <style:text-properties fo:color="#000000" style:text-outline="false" style:text-line-through-style="none" style:text-line-through-type="none" fo:font-style="normal" fo:text-shadow="none" style:text-underline-style="none" officeooo:rsid="00d7250f" style:letter-kerning="true" style:font-style-asian="normal" style:text-emphasize="none"/>
    </style:style>
    <style:style style:name="T76" style:family="text">
      <style:text-properties fo:color="#000000" style:text-outline="false" style:text-line-through-style="none" style:text-line-through-type="none" fo:font-style="normal" fo:text-shadow="none" style:text-underline-style="none" officeooo:rsid="00da9080" style:letter-kerning="true" style:font-style-asian="normal" style:text-emphasize="none"/>
    </style:style>
    <style:style style:name="T77" style:family="text">
      <style:text-properties fo:color="#000000" style:text-outline="false" style:text-line-through-style="none" style:text-line-through-type="none" fo:font-style="normal" fo:text-shadow="none" style:text-underline-style="none" officeooo:rsid="00dbee04" style:letter-kerning="true" style:font-style-asian="normal" style:text-emphasize="none"/>
    </style:style>
    <style:style style:name="T78" style:family="text">
      <style:text-properties fo:color="#000000" style:text-outline="false" style:text-line-through-style="none" style:text-line-through-type="none" fo:font-style="normal" fo:text-shadow="none" style:text-underline-style="none" officeooo:rsid="00e025b9" style:letter-kerning="true" style:font-style-asian="normal" style:text-emphasize="none"/>
    </style:style>
    <style:style style:name="T79" style:family="text">
      <style:text-properties fo:color="#000000" style:text-outline="false" style:text-line-through-style="none" style:text-line-through-type="none" fo:font-style="normal" fo:text-shadow="none" style:text-underline-style="none" officeooo:rsid="00e2b755" style:letter-kerning="true" style:font-style-asian="normal" style:text-emphasize="none"/>
    </style:style>
    <style:style style:name="T80" style:family="text">
      <style:text-properties fo:color="#000000" style:text-outline="false" style:text-line-through-style="none" style:text-line-through-type="none" fo:font-style="normal" fo:text-shadow="none" style:text-underline-style="none" officeooo:rsid="00e2d134" style:letter-kerning="true" style:font-style-asian="normal" style:text-emphasize="none"/>
    </style:style>
    <style:style style:name="T81" style:family="text">
      <style:text-properties fo:color="#000000" style:text-outline="false" style:text-line-through-style="none" style:text-line-through-type="none" fo:font-style="normal" fo:text-shadow="none" style:text-underline-style="none" officeooo:rsid="00e38652" style:letter-kerning="true" style:font-style-asian="normal" style:text-emphasize="none"/>
    </style:style>
    <style:style style:name="T82" style:family="text">
      <style:text-properties fo:color="#000000" style:text-outline="false" style:text-line-through-style="none" style:text-line-through-type="none" fo:font-style="normal" fo:text-shadow="none" style:text-underline-style="none" officeooo:rsid="00e54cba" style:letter-kerning="true" style:font-style-asian="normal" style:text-emphasize="none"/>
    </style:style>
    <style:style style:name="T83" style:family="text">
      <style:text-properties fo:color="#000000" style:text-outline="false" style:text-line-through-style="none" style:text-line-through-type="none" fo:font-style="normal" fo:text-shadow="none" style:text-underline-style="none" officeooo:rsid="00e6745f" style:letter-kerning="true" style:font-style-asian="normal" style:text-emphasize="none"/>
    </style:style>
    <style:style style:name="T84" style:family="text">
      <style:text-properties fo:color="#000000" style:text-outline="false" style:text-line-through-style="none" style:text-line-through-type="none" fo:font-style="normal" fo:text-shadow="none" style:text-underline-style="none" officeooo:rsid="00e7e0a8" style:letter-kerning="true" style:font-style-asian="normal" style:text-emphasize="none"/>
    </style:style>
    <style:style style:name="T85" style:family="text">
      <style:text-properties fo:color="#000000" style:text-outline="false" style:text-line-through-style="none" style:text-line-through-type="none" fo:font-style="normal" fo:text-shadow="none" style:text-underline-style="none" officeooo:rsid="00ee374b" style:letter-kerning="true" style:font-style-asian="normal" style:text-emphasize="none"/>
    </style:style>
    <style:style style:name="T86" style:family="text">
      <style:text-properties fo:color="#000000" style:text-outline="false" style:text-line-through-style="none" style:text-line-through-type="none" fo:font-style="normal" fo:text-shadow="none" style:text-underline-style="none" officeooo:rsid="00f06a30" style:letter-kerning="true" style:font-style-asian="normal" style:text-emphasize="none"/>
    </style:style>
    <style:style style:name="T87" style:family="text">
      <style:text-properties fo:color="#000000" style:text-outline="false" style:text-line-through-style="none" style:text-line-through-type="none" fo:font-style="normal" fo:text-shadow="none" style:text-underline-style="none" officeooo:rsid="00f14b21" style:letter-kerning="true" style:font-style-asian="normal" style:text-emphasize="none"/>
    </style:style>
    <style:style style:name="T88" style:family="text">
      <style:text-properties fo:color="#000000" style:text-outline="false" style:text-line-through-style="none" style:text-line-through-type="none" fo:font-style="normal" fo:text-shadow="none" style:text-underline-style="none" officeooo:rsid="00f21dd4" style:letter-kerning="true" style:font-style-asian="normal" style:text-emphasize="none"/>
    </style:style>
    <style:style style:name="T89" style:family="text">
      <style:text-properties fo:color="#000000" style:text-outline="false" style:text-line-through-style="none" style:text-line-through-type="none" fo:font-style="normal" fo:text-shadow="none" style:text-underline-style="none" officeooo:rsid="00f4337e" style:letter-kerning="true" style:font-style-asian="normal" style:text-emphasize="none"/>
    </style:style>
    <style:style style:name="T90" style:family="text">
      <style:text-properties fo:color="#000000" style:text-outline="false" style:text-line-through-style="none" style:text-line-through-type="none" fo:font-style="normal" fo:text-shadow="none" style:text-underline-style="none" officeooo:rsid="00f51f1c" style:letter-kerning="true" style:font-style-asian="normal" style:text-emphasize="none"/>
    </style:style>
    <style:style style:name="T91" style:family="text">
      <style:text-properties fo:color="#000000" style:text-outline="false" style:text-line-through-style="none" style:text-line-through-type="none" fo:font-style="normal" fo:text-shadow="none" style:text-underline-style="none" officeooo:rsid="00f524b6" style:letter-kerning="true" style:font-style-asian="normal" style:text-emphasize="none"/>
    </style:style>
    <style:style style:name="T92" style:family="text">
      <style:text-properties fo:color="#000000" style:text-outline="false" style:text-line-through-style="none" style:text-line-through-type="none" fo:font-style="normal" fo:text-shadow="none" style:text-underline-style="none" officeooo:rsid="00f68eee" style:letter-kerning="true" style:font-style-asian="normal" style:text-emphasize="none"/>
    </style:style>
    <style:style style:name="T93" style:family="text">
      <style:text-properties fo:color="#000000" style:text-outline="false" style:text-line-through-style="none" style:text-line-through-type="none" fo:font-style="normal" fo:text-shadow="none" style:text-underline-style="none" officeooo:rsid="00f7cfa5" style:letter-kerning="true" style:font-style-asian="normal" style:text-emphasize="none"/>
    </style:style>
    <style:style style:name="T94" style:family="text">
      <style:text-properties fo:color="#000000" style:text-outline="false" style:text-line-through-style="none" style:text-line-through-type="none" fo:font-style="normal" fo:text-shadow="none" style:text-underline-style="none" officeooo:rsid="00feedd2" style:letter-kerning="true" style:font-style-asian="normal" style:text-emphasize="none"/>
    </style:style>
    <style:style style:name="T95" style:family="text">
      <style:text-properties fo:color="#000000" style:text-outline="false" style:text-line-through-style="none" style:text-line-through-type="none" fo:font-style="normal" fo:text-shadow="none" style:text-underline-style="none" officeooo:rsid="0101c68e" style:letter-kerning="true" style:font-style-asian="normal" style:text-emphasize="none"/>
    </style:style>
    <style:style style:name="T96" style:family="text">
      <style:text-properties fo:color="#000000" style:text-outline="false" style:text-line-through-style="none" style:text-line-through-type="none" fo:font-style="normal" fo:text-shadow="none" style:text-underline-style="none" officeooo:rsid="010248eb" style:letter-kerning="true" style:font-style-asian="normal" style:text-emphasize="none"/>
    </style:style>
    <style:style style:name="T97" style:family="text">
      <style:text-properties fo:color="#000000" style:text-outline="false" style:text-line-through-style="none" style:text-line-through-type="none" fo:font-style="normal" fo:text-shadow="none" style:text-underline-style="none" officeooo:rsid="0103bf4b" style:letter-kerning="true" style:font-style-asian="normal" style:text-emphasize="none"/>
    </style:style>
    <style:style style:name="T98" style:family="text">
      <style:text-properties fo:color="#000000" style:text-outline="false" style:text-line-through-style="none" style:text-line-through-type="none" fo:font-style="normal" fo:text-shadow="none" style:text-underline-style="none" officeooo:rsid="010553fb" style:letter-kerning="true" style:font-style-asian="normal" style:text-emphasize="none"/>
    </style:style>
    <style:style style:name="T99" style:family="text">
      <style:text-properties fo:color="#000000" style:text-outline="false" style:text-line-through-style="none" style:text-line-through-type="none" fo:font-style="normal" fo:text-shadow="none" style:text-underline-style="none" officeooo:rsid="0106dc89" style:letter-kerning="true" style:font-style-asian="normal" style:text-emphasize="none"/>
    </style:style>
    <style:style style:name="T100" style:family="text">
      <style:text-properties fo:color="#000000" style:text-outline="false" style:text-line-through-style="none" style:text-line-through-type="none" fo:font-style="normal" fo:text-shadow="none" style:text-underline-style="none" officeooo:rsid="010791d7" style:letter-kerning="true" style:font-style-asian="normal" style:text-emphasize="none"/>
    </style:style>
    <style:style style:name="T101" style:family="text">
      <style:text-properties fo:color="#000000" style:text-outline="false" style:text-line-through-style="none" style:text-line-through-type="none" fo:font-style="normal" fo:text-shadow="none" style:text-underline-style="none" officeooo:rsid="010949e6" style:letter-kerning="true" style:font-style-asian="normal" style:text-emphasize="none"/>
    </style:style>
    <style:style style:name="T102" style:family="text">
      <style:text-properties fo:color="#000000" style:text-outline="false" style:text-line-through-style="none" style:text-line-through-type="none" fo:font-style="normal" fo:text-shadow="none" style:text-underline-style="none" officeooo:rsid="010cb3ca" style:letter-kerning="true" style:font-style-asian="normal" style:text-emphasize="none"/>
    </style:style>
    <style:style style:name="T103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10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c2fab" style:letter-kerning="true" style:font-style-asian="normal" style:font-weight-asian="normal" style:font-weight-complex="normal" style:text-emphasize="none"/>
    </style:style>
    <style:style style:name="T10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c9708" style:letter-kerning="true" style:font-style-asian="normal" style:font-weight-asian="normal" style:font-weight-complex="normal" style:text-emphasize="none"/>
    </style:style>
    <style:style style:name="T10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e779a" style:letter-kerning="true" style:font-style-asian="normal" style:font-weight-asian="normal" style:font-weight-complex="normal" style:text-emphasize="none"/>
    </style:style>
    <style:style style:name="T10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0609e" style:letter-kerning="true" style:font-style-asian="normal" style:font-weight-asian="normal" style:font-weight-complex="normal" style:text-emphasize="none"/>
    </style:style>
    <style:style style:name="T10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70086" style:letter-kerning="true" style:font-style-asian="normal" style:font-weight-asian="normal" style:font-weight-complex="normal" style:text-emphasize="none"/>
    </style:style>
    <style:style style:name="T10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2fa530" style:letter-kerning="true" style:font-style-asian="normal" style:font-weight-asian="normal" style:font-weight-complex="normal" style:text-emphasize="none"/>
    </style:style>
    <style:style style:name="T110" style:family="text">
      <style:text-properties fo:color="#000000" style:text-outline="false" style:text-line-through-style="none" style:text-line-through-type="none" fo:text-shadow="none" style:text-underline-style="none" style:letter-kerning="true" style:text-emphasize="none"/>
    </style:style>
    <style:style style:name="T1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d013c" style:letter-kerning="true" style:font-size-asian="12pt" style:font-style-asian="normal" style:font-weight-asian="normal" style:font-size-complex="12pt" style:font-weight-complex="normal" style:text-emphasize="none"/>
    </style:style>
    <style:style style:name="T112" style:family="text">
      <style:text-properties officeooo:rsid="00225169"/>
    </style:style>
    <style:style style:name="T113" style:family="text">
      <style:text-properties officeooo:rsid="00256753"/>
    </style:style>
    <style:style style:name="T114" style:family="text">
      <style:text-properties officeooo:rsid="00257d24"/>
    </style:style>
    <style:style style:name="T115" style:family="text">
      <style:text-properties officeooo:rsid="0026476d"/>
    </style:style>
    <style:style style:name="T116" style:family="text">
      <style:text-properties officeooo:rsid="0026b2dc"/>
    </style:style>
    <style:style style:name="T117" style:family="text">
      <style:text-properties officeooo:rsid="0027c332"/>
    </style:style>
    <style:style style:name="T118" style:family="text">
      <style:text-properties officeooo:rsid="002b9b5f"/>
    </style:style>
    <style:style style:name="T119" style:family="text">
      <style:text-properties officeooo:rsid="002be893"/>
    </style:style>
    <style:style style:name="T120" style:family="text">
      <style:text-properties officeooo:rsid="008324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XPERIMENT DESIGN</text:p>
      <text:p text:style-name="P15"/>
      <text:p text:style-name="P15">* Within-village variation achieved <text:span text:style-name="T116">by making i</text:span>ncentive conditional on destination of migration.</text:p>
      <text:p text:style-name="P15"/>
      <text:p text:style-name="P15">* Half of all households <text:span text:style-name="T117">in each village were </text:span>randomly assigned one of four destinations.</text:p>
      <text:p text:style-name="P15"/>
      <text:p text:style-name="P15">* Loan was offered by partnering local microcredit institutions at 0% interest and limited liability <text:span text:style-name="T113">repayable at the end of the monga season in December</text:span>.</text:p>
      <text:p text:style-name="P15"/>
      <text:p text:style-name="P16">80% repaid the loan. <text:span text:style-name="T115">20% defaulted. (2008).</text:span></text:p>
      <text:p text:style-name="P15"/>
      <text:p text:style-name="P12"><text:span text:style-name="T112">* Information intervention constituted giving information on (4) pre-selected destination cities to the household.</text:span></text:p>
      <text:p text:style-name="P12"/>
      <text:p text:style-name="P12"><text:span text:style-name="T112">* This included several t</text:span>ypes of jobs available <text:span text:style-name="T114">at the destination</text:span>, <text:span text:style-name="T119">their approximate </text:span>wages, <text:span text:style-name="T119">and the </text:span>likelihood of <text:span text:style-name="T118">getting each of the jobs.</text:span></text:p>
      <text:p text:style-name="P11"/>
      <text:p text:style-name="P17">Information intervention was also given to incentivised treatment groups.</text:p>
      <text:p text:style-name="P1"/>
      <text:p text:style-name="P1">TIMELINE</text:p>
      <text:p text:style-name="P1"><text:span text:style-name="T103"/></text:p>
      <text:p text:style-name="P1"><text:span text:style-name="T103">* Table I looked at randomisation balance at baseline for incentivised and non-incentivised groups.</text:span></text:p>
      <text:p text:style-name="P1"><text:span text:style-name="T103"/></text:p>
      <text:p text:style-name="P1"><text:span text:style-name="T109">* </text:span><text:span text:style-name="T103">Found that differences at baseline between them </text:span><text:span text:style-name="T104">in terms of </text:span><text:span text:style-name="T103">outcome variables were not statistically </text:span><text:span text:style-name="T104">meaningful.</text:span></text:p>
      <text:p text:style-name="P1"><text:span text:style-name="T104"/></text:p>
      <text:p text:style-name="P5"><text:span text:style-name="T104">S</text:span><text:span text:style-name="T103">ubjective migration expectations included</text:span></text:p>
      <text:p text:style-name="P5"><text:span text:style-name="T103"/></text:p>
      <text:list xml:id="list1694265449" text:style-name="L1">
        <text:list-item>
          <text:p text:style-name="P6"><text:span text:style-name="T103">Likelihood of monga occurrence</text:span></text:p>
        </text:list-item>
        <text:list-item>
          <text:p text:style-name="P6"><text:span text:style-name="T103">Will get social network support in destination</text:span></text:p>
        </text:list-item>
        <text:list-item>
          <text:p text:style-name="P6"><text:span text:style-name="T103">Can send remittance from destination</text:span></text:p>
        </text:list-item>
      </text:list>
      <text:p text:style-name="P1"><text:span text:style-name="T104"/></text:p>
      <text:p text:style-name="P2"><text:span text:style-name="T103">* Outcome variables included </text:span><text:span text:style-name="T105">consumption of 255 non-food and 63 food items (318) mostly over weekly, bi-weekly, or monthly recall depending on </text:span><text:span text:style-name="T106">relative </text:span><text:span text:style-name="T105">frequency of purchase</text:span></text:p>
      <text:p text:style-name="P2"><text:span text:style-name="T105"/></text:p>
      <text:p text:style-name="P3"><text:span text:style-name="T105">* A</text:span><text:span text:style-name="T103">ggregates were attained for these measures,</text:span><text:span text:style-name="T107"> including for caloric intake </text:span><text:span text:style-name="T108">as dependent variables in </text:span><text:span text:style-name="T107">estimation</text:span><text:span text:style-name="T108">s.</text:span></text:p>
      <text:p text:style-name="P3"><text:span text:style-name="T108"/></text:p>
      <text:p text:style-name="P8"><text:span text:style-name="T1">MIGRATION </text:span><text:span text:style-name="T3">T</text:span><text:span text:style-name="T1">AKE-UP</text:span></text:p>
      <text:p text:style-name="P13"><text:span text:style-name="T1"/></text:p>
      <text:p text:style-name="P14"><text:span text:style-name="T1">Seasonal migration having occured is defined as at least one person in the household migrated for </text:span><text:span text:style-name="T4">work </text:span><text:span text:style-name="T5">in September (start of monga) until </text:span><text:span text:style-name="T13">about </text:span><text:span text:style-name="T6">June of the following </text:span><text:span text:style-name="T7">year.</text:span></text:p>
      <text:p text:style-name="P14"><text:span text:style-name="T7"/></text:p>
      <text:p text:style-name="P18"><text:span text:style-name="T7">T</text:span><text:span text:style-name="T1">his helped capture </text:span><text:span text:style-name="T12">a large window of </text:span><text:span text:style-name="T8">migration </text:span><text:span text:style-name="T9">including </text:span><text:span text:style-name="T14">migration </text:span><text:span text:style-name="T8">during the </text:span><text:span text:style-name="T9">planting </text:span><text:span text:style-name="T14">season </text:span><text:span text:style-name="T8">and not just those households looking to send a migrant regardless, </text:span><text:span text:style-name="T10">by the time of </text:span><text:span text:style-name="T11">the </text:span><text:span text:style-name="T8">intervention </text:span><text:span text:style-name="T15">before monga</text:span><text:span text:style-name="T8">.</text:span></text:p>
      <text:p text:style-name="P18"><text:span text:style-name="T8"/></text:p>
      <text:p text:style-name="P19"><text:span text:style-name="T1">Differences in migration rates </text:span><text:span text:style-name="T16">between treatment and control groups </text:span><text:span text:style-name="T1">were </text:span><text:span text:style-name="T16">found to be </text:span><text:span text:style-name="T1">consistently </text:span><text:span text:style-name="T16">higher </text:span><text:span text:style-name="T22">for the former,</text:span><text:span text:style-name="T16"> </text:span><text:span text:style-name="T1">and significant.</text:span></text:p>
      <text:p text:style-name="P22"><text:soft-page-break/><text:span text:style-name="T1">2008: 22%</text:span></text:p>
      <text:p text:style-name="P22"><text:span text:style-name="T1">2009: 9.2%</text:span></text:p>
      <text:p text:style-name="P22"><text:span text:style-name="T1">2011: </text:span><text:span text:style-name="T19">7%</text:span></text:p>
      <text:p text:style-name="P22"><text:span text:style-name="T1"/></text:p>
      <text:p text:style-name="P23"><text:span text:style-name="T1">Cash and credit did not yield a statistical difference in take-up.</text:span></text:p>
      <text:p text:style-name="P23"><text:span text:style-name="T1"/></text:p>
      <text:p text:style-name="P24"><text:span text:style-name="T17">M</text:span><text:span text:style-name="T1">igration response to information compared to control group was </text:span><text:span text:style-name="T23">statistically not different.</text:span></text:p>
      <text:p text:style-name="P20"><text:span text:style-name="T17"/></text:p>
      <text:p text:style-name="P21"><text:span text:style-name="T1">Households probably already had this information </text:span><text:span text:style-name="T21">or found it not credible or useful</text:span><text:span text:style-name="T1">, and the difference in take-up was due to </text:span><text:span text:style-name="T20">incentives inducing migration</text:span><text:span text:style-name="T18">.</text:span></text:p>
      <text:p text:style-name="P21"><text:span text:style-name="T18"/></text:p>
      <text:p text:style-name="P27"><text:span text:style-name="T18">T</text:span><text:span text:style-name="T1">he propensity to re-migrate in 2009 and 2011 in the absence of intervention indicated that net benefit of migration was positive for many.</text:span></text:p>
      <text:p text:style-name="P28"><text:span text:style-name="T1"/></text:p>
      <text:p text:style-name="P28"><text:span text:style-name="T1">Some form of asset was developed during the initial experience that yielded positive expected returns for future migration episodes.</text:span></text:p>
      <text:p text:style-name="P27"><text:span text:style-name="T1"/></text:p>
      <text:p text:style-name="P30"><text:span text:style-name="T1">Persistence of migration suggested that households </text:span><text:span text:style-name="T24">developed </text:span><text:span text:style-name="T25">this asset </text:span><text:span text:style-name="T24">long enough to learn that </text:span><text:span text:style-name="T25">the </text:span><text:span text:style-name="T24">positive benefit of initial migration was not just a temporary shock.</text:span></text:p>
      <text:p text:style-name="P4"><text:span text:style-name="T107"/></text:p>
      <text:p text:style-name="P7"><text:span text:style-name="T2">E</text:span><text:span text:style-name="T1">STIMATION</text:span></text:p>
      <text:p text:style-name="P7"><text:span text:style-name="T1"/></text:p>
      <text:p text:style-name="P80"><text:span text:style-name="T110">ITT Intent to Treat Analysis</text:span></text:p>
      <text:p text:style-name="P25"><text:span text:style-name="T1"/></text:p>
      <text:p text:style-name="P31"><text:span text:style-name="T28">Helped d</text:span><text:span text:style-name="T1">erive pure experimental estimates.</text:span></text:p>
      <text:p text:style-name="P31"><text:span text:style-name="T1"/></text:p>
      <text:p text:style-name="P25"><text:span text:style-name="T1">Conducted </text:span><text:span text:style-name="T26">by regressing consumption outcome</text:span><text:span text:style-name="T29">s</text:span><text:span text:style-name="T26"> on </text:span><text:span text:style-name="T27">randomly assigned treatments.</text:span></text:p>
      <text:p text:style-name="P25"><text:span text:style-name="T1"/></text:p>
      <text:p text:style-name="P29"><text:span text:style-name="T30">I is </text:span><text:span text:style-name="T1">Unit of analysis </text:span><text:span text:style-name="T30">which would be </text:span><text:span text:style-name="T1">households.</text:span></text:p>
      <text:p text:style-name="P33"><text:span text:style-name="T1">V is village.</text:span></text:p>
      <text:p text:style-name="P33"><text:span text:style-name="T1">J is sub-district.</text:span></text:p>
      <text:p text:style-name="P29"><text:span text:style-name="T1"/></text:p>
      <text:p text:style-name="P34"><text:span text:style-name="T1">The dependent variable is per capita consumption.</text:span></text:p>
      <text:p text:style-name="P34"><text:span text:style-name="T1"/></text:p>
      <text:p text:style-name="P32"><text:span text:style-name="T1">Here we have </text:span><text:span text:style-name="T31">our assigned </text:span><text:span text:style-name="T1">treatments </text:span><text:span text:style-name="T32">and our s</text:span><text:span text:style-name="T1">ub-district fixed effects.</text:span></text:p>
      <text:p text:style-name="P32"><text:span text:style-name="T1"/></text:p>
      <text:p text:style-name="P35"><text:span text:style-name="T1">Table III – </text:span><text:span text:style-name="T33">Panel A </text:span><text:span text:style-name="T42">which h</text:span><text:span text:style-name="T43">ighlights the impact of induced migration in 2008 on our 2008 outcomes.</text:span></text:p>
      <text:p text:style-name="P36"><text:span text:style-name="T1"/></text:p>
      <text:p text:style-name="P36"><text:span text:style-name="T1">Cash and credit </text:span><text:span text:style-name="T34">treatment </text:span><text:span text:style-name="T1">induced </text:span><text:span text:style-name="T35">positive</text:span><text:span text:style-name="T1"> levels of consumption </text:span><text:span text:style-name="T35">(in takas) and </text:span><text:span text:style-name="T34">caloric intake </text:span><text:span text:style-name="T35">with </text:span><text:span text:style-name="T1">statistical significan</text:span><text:span text:style-name="T35">ce</text:span><text:span text:style-name="T1"> </text:span><text:span text:style-name="T34">compared to the control</text:span><text:span text:style-name="T1">.</text:span></text:p>
      <text:p text:style-name="P36"><text:span text:style-name="T1"/></text:p>
      <text:p text:style-name="P39"><text:span text:style-name="T1">Coefficients on cash were higher than those of credit </text:span><text:span text:style-name="T36">interventions</text:span><text:span text:style-name="T1">.</text:span></text:p>
      <text:p text:style-name="P39"><text:span text:style-name="T41"/></text:p>
      <text:p text:style-name="P39"><text:span text:style-name="T41">Total consumption increased by 97 takas per capita per month in villages assigned a cash intervention over the control group. </text:span></text:p>
      <text:p text:style-name="P38"><text:span text:style-name="T1"/></text:p>
      <text:p text:style-name="P40"><text:span text:style-name="T37">I</text:span><text:span text:style-name="T1">nformation intervention was not significant for any outcomes.</text:span></text:p>
      <text:p text:style-name="P40"><text:span text:style-name="T1"/></text:p>
      <text:p text:style-name="P40"><text:span text:style-name="T1"/></text:p>
      <text:p text:style-name="P41"><text:soft-page-break/><text:span text:style-name="T1">When considering </text:span><text:span text:style-name="T48">joint </text:span><text:span text:style-name="T44">incentivised treatment compared to control group, we find </text:span><text:span text:style-name="T45">positive </text:span><text:span text:style-name="T46">contributions to consumption and caloric intake that are robust to </text:span><text:span text:style-name="T47">baseline characteristics controls</text:span><text:span text:style-name="T46">.</text:span></text:p>
      <text:p text:style-name="P40"><text:span text:style-name="T1"/></text:p>
      <text:p text:style-name="P37"><text:span text:style-name="T39">Pane</text:span><text:span text:style-name="T40">l</text:span><text:span text:style-name="T39"> B h</text:span><text:span text:style-name="T1">ighlights the impact of migration in 2008 on our 200</text:span><text:span text:style-name="T38">9</text:span><text:span text:style-name="T1"> outcomes.</text:span></text:p>
      <text:p text:style-name="P41"/>
      <text:p text:style-name="P42">* We find that migration induced in 2008 <text:span text:style-name="T120">through cash, credit largely </text:span>do<text:span text:style-name="T120">es not </text:span>impact <text:span text:style-name="T120">our outcomes with statistical significance.</text:span></text:p>
      <text:p text:style-name="P42"/>
      <text:p text:style-name="P42"><text:span text:style-name="T120">* When considering only incentivised intervention, we find generally robust positive contributions.</text:span></text:p>
      <text:p text:style-name="P25"/>
      <text:p text:style-name="P25"><text:span text:style-name="T1">***</text:span></text:p>
      <text:p text:style-name="P25"><text:span text:style-name="T1"/></text:p>
      <text:p text:style-name="P81"><text:span text:style-name="T110">LATE Local Average Treatment Effects (on Treated) Analysis</text:span></text:p>
      <text:p text:style-name="P26"><text:span text:style-name="T1"/></text:p>
      <text:p text:style-name="P43"><text:span text:style-name="T1">We next estimate local average treatment effects of migration on consumption outcomes in comparison between treatment and control groups.</text:span></text:p>
      <text:p text:style-name="P43"><text:span text:style-name="T1"/></text:p>
      <text:p text:style-name="P43"><text:span text:style-name="T1">Here migrants denotes </text:span><text:span text:style-name="T49">a binary dummy equal to 1 if at least one member of the household migrated during monga in 2008.</text:span></text:p>
      <text:p text:style-name="P43"><text:span text:style-name="T49"/></text:p>
      <text:p text:style-name="P45"><text:span text:style-name="T49">X </text:span><text:span text:style-name="T1">is a matrix of baseline characteristics.</text:span></text:p>
      <text:p text:style-name="P45"><text:span text:style-name="T1"/></text:p>
      <text:p text:style-name="P45"><text:span text:style-name="T1">* The endogenous choice to migrate is instrumented </text:span><text:span text:style-name="T51">by whether or not the household was placed in the incentive treatment group</text:span><text:span text:style-name="T1">. </text:span><text:span text:style-name="T51">E</text:span><text:span text:style-name="T50">stimates </text:span><text:span text:style-name="T51">were then derived </text:span><text:span text:style-name="T50">using a two stage least squares regression.</text:span></text:p>
      <text:p text:style-name="P43"><text:span text:style-name="T1"/></text:p>
      <text:p text:style-name="P44"><text:span text:style-name="T1">* All coefficients are interpreted in comparison to non-migrant households.</text:span></text:p>
      <text:p text:style-name="P44"><text:span text:style-name="T1"/></text:p>
      <text:p text:style-name="P44"><text:span text:style-name="T1">* Average effect on consumption as a result of treatment induced migration is an increase in monthly consumption per capita of around ~3</text:span><text:span text:style-name="T52">55</text:span><text:span text:style-name="T1"> BDT/ </text:span><text:span text:style-name="T52">&lt;</text:span><text:span text:style-name="T1">5 USD </text:span><text:span text:style-name="T52">controlling for baseline characteristics</text:span><text:span text:style-name="T1">.</text:span></text:p>
      <text:p text:style-name="P44"><text:span text:style-name="T1"/></text:p>
      <text:p text:style-name="P46"><text:span text:style-name="T1">* Average effect on </text:span><text:span text:style-name="T54">monthly </text:span><text:span text:style-name="T1">calorie intake was also a</text:span><text:span text:style-name="T53">n </text:span><text:span text:style-name="T1">increase of 758 calories per capita.</text:span></text:p>
      <text:p text:style-name="P46"><text:span text:style-name="T1"/></text:p>
      <text:p text:style-name="P47"><text:span text:style-name="T1">These average effects were generally robust </text:span><text:span text:style-name="T55">and lower in the subsequent year.</text:span></text:p>
      <text:p text:style-name="P47"><text:span text:style-name="T55"/></text:p>
      <text:p text:style-name="P82"><text:span text:style-name="T55">M</text:span><text:span text:style-name="T1">ODEL</text:span></text:p>
      <text:p text:style-name="P10"><text:span text:style-name="T1"/></text:p>
      <text:p text:style-name="P48"><text:span text:style-name="T1">The benchmark model they propose is a dynamic discrete time model.</text:span></text:p>
      <text:p text:style-name="P48"><text:span text:style-name="T1"/></text:p>
      <text:p text:style-name="P48"><text:span text:style-name="T1">Households are utility maximisers with a subsistence constraint built into their constant relative risk aversion scheme of utility.</text:span></text:p>
      <text:p text:style-name="P60"><text:span text:style-name="T1">(strict increasing, strict concave)</text:span></text:p>
      <text:p text:style-name="P48"><text:span text:style-name="T1"/></text:p>
      <text:p text:style-name="P48"><text:span text:style-name="T1">u(x)=u-bar(x-s)=(x-s)^</text:span><text:span text:style-name="T56">1-</text:span><text:span text:style-name="T1">sigma/1-sigma</text:span></text:p>
      <text:p text:style-name="P49"><text:span text:style-name="T1">limx→0 u-(x)=-inf</text:span></text:p>
      <text:p text:style-name="P49"><text:span text:style-name="T1">limx→0 u-’(x)</text:span><text:span text:style-name="T61">=inf</text:span></text:p>
      <text:p text:style-name="P50"><text:span text:style-name="T57">limx→0 </text:span><text:span text:style-name="T1">u-’’/u-’=inf/inf</text:span></text:p>
      <text:p text:style-name="P53"><text:span text:style-name="T1">Going below threatens survival, in line with evidence of death from famine.</text:span></text:p>
      <text:p text:style-name="P50"><text:span text:style-name="T1"/></text:p>
      <text:p text:style-name="P51"><text:span text:style-name="T1">They experience credit constraints and cannot borrow in order to finance consumption, but can save their income.</text:span></text:p>
      <text:p text:style-name="P51"><text:span text:style-name="T1"/></text:p>
      <text:p text:style-name="P51"><text:span text:style-name="T1">They face </text:span><text:span text:style-name="T58">S</text:span><text:span text:style-name="T1"> states </text:span><text:span text:style-name="T58">of the world </text:span><text:span text:style-name="T59">and the probability distribution of a state is represented by mu.</text:span></text:p>
      <text:p text:style-name="P51"><text:span text:style-name="T59"/></text:p>
      <text:p text:style-name="P52"><text:span text:style-name="T63">Income is </text:span><text:span text:style-name="T58">y </text:span><text:span text:style-name="T63">realisation at a state s </text:span><text:span text:style-name="T58">at a</text:span><text:span text:style-name="T63">ny</text:span><text:span text:style-name="T58"> given time.</text:span></text:p>
      <text:p text:style-name="P51"><text:span text:style-name="T59"/></text:p>
      <text:p text:style-name="P51"><text:span text:style-name="T1">A represents assets </text:span><text:span text:style-name="T60">and x represents </text:span><text:span text:style-name="T62">cash on hand</text:span><text:span text:style-name="T60"> such that x = y_s + A.</text:span></text:p>
      <text:p text:style-name="P51"><text:span text:style-name="T60"/></text:p>
      <text:p text:style-name="P54"><text:span text:style-name="T60">C</text:span><text:span text:style-name="T1">onsumption is constrained to cash in hand. </text:span><text:span text:style-name="T64">C&lt;= x</text:span></text:p>
      <text:p text:style-name="P54"><text:span text:style-name="T64"/></text:p>
      <text:p text:style-name="P55"><text:span text:style-name="T64">H</text:span><text:span text:style-name="T1">ouseholds </text:span><text:span text:style-name="T65">face uncertainty, and </text:span><text:span text:style-name="T1">are of Good type and Bad type and are unaware of this until a member migrates.</text:span></text:p>
      <text:p text:style-name="P55"><text:span text:style-name="T60"/></text:p>
      <text:p text:style-name="P55"><text:span text:style-name="T65">Good type households experience proba</text:span><text:span text:style-name="T66">b</text:span><text:span text:style-name="T65">ility pi_g that a migrant receives positive returns on migration. Bad type experiences </text:span><text:span text:style-name="T66">probability 1-pi_g that a migrant receives no returns and suffers a cost F.</text:span></text:p>
      <text:p text:style-name="P51"><text:span text:style-name="T1"/></text:p>
      <text:p text:style-name="P56"><text:span text:style-name="T1">This represents the likelihood of establishing networks upon arrival at the destination within a reasonable search time that nets them employment. </text:span><text:span text:style-name="T67">This is </text:span><text:span text:style-name="T68">a unique non-transferrable parameter of </text:span><text:span text:style-name="T67">a household and cannot be learned </text:span><text:span text:style-name="T68">in advance</text:span><text:span text:style-name="T67">.</text:span></text:p>
      <text:p text:style-name="P56"><text:span text:style-name="T67"/></text:p>
      <text:p text:style-name="P57"><text:span text:style-name="T67">T</text:span><text:span text:style-name="T1">his uncertainty resolves after one period as initial migration episode allows a migrant to learn their type, and if they are a good type, they establish a permanent network </text:span><text:span text:style-name="T69">for future work</text:span><text:span text:style-name="T1">.</text:span></text:p>
      <text:p text:style-name="P57"><text:span text:style-name="T1"/></text:p>
      <text:p text:style-name="P59"><text:span text:style-name="T1">A household that is bad at migrating will never migrate and is therefore a buffer stock saver;</text:span></text:p>
      <text:p text:style-name="P59"><text:span text:style-name="T72">W</text:span><text:span text:style-name="T70">here they set average consumption growth according to average income growth </text:span><text:span text:style-name="T71">regardless of taste</text:span><text:span text:style-name="T70">.</text:span></text:p>
      <text:p text:style-name="P59"><text:span text:style-name="T70"/></text:p>
      <text:p text:style-name="P61"><text:span text:style-name="T70">S</text:span><text:span text:style-name="T1">imilarly a Good type household will have a migrant who will face the same problem but earn higher income supplemented by m&gt;0.</text:span></text:p>
      <text:p text:style-name="P61"><text:span text:style-name="T1"/></text:p>
      <text:p text:style-name="P62"><text:span text:style-name="T1">A household therefore only migrates in the initial period if the expected </text:span><text:span text:style-name="T73">utility</text:span><text:span text:style-name="T1"> of migrating exceeds </text:span><text:span text:style-name="T73">that of not doing so.</text:span></text:p>
      <text:p text:style-name="P62"><text:span text:style-name="T73"/></text:p>
      <text:p text:style-name="P63"><text:soft-page-break/><text:span text:style-name="T73">C</text:span><text:span text:style-name="T1">redit constraint implies forgoing consumption in the period the household chooses one of their members to migrate.</text:span></text:p>
      <text:p text:style-name="P63"><text:span text:style-name="T1"/></text:p>
      <text:p text:style-name="P64"><text:span text:style-name="T1">If its type is Bad, then the migrant incurs cost F (lost income during search, transport cost), and realises no income.</text:span></text:p>
      <text:p text:style-name="P64"><text:span text:style-name="T1"/></text:p>
      <text:p text:style-name="P65"><text:span text:style-name="T1">When facing a bad shock in the </text:span><text:span text:style-name="T74">subsequent </text:span><text:span text:style-name="T1">period, </text:span><text:span text:style-name="T74">they do not have the opportunity to smooth </text:span><text:span text:style-name="T75">consumption with savings from prior period</text:span><text:span text:style-name="T74">.</text:span></text:p>
      <text:p text:style-name="P59"><text:span text:style-name="T70"/></text:p>
      <text:p text:style-name="P66"><text:span text:style-name="T70">T</text:span><text:span text:style-name="T1">his is built-in background risk. </text:span><text:span text:style-name="T76">The riskier the migration process is, the less likely households are willing to send a migrant </text:span><text:span text:style-name="T77">given any cash in hand</text:span><text:span text:style-name="T76">.</text:span></text:p>
      <text:p text:style-name="P58"><text:span text:style-name="T70"/></text:p>
      <text:p text:style-name="P67"><text:span text:style-name="T1">The model therefore implies a cutoff level of cash in hand x-bar below which the household chooses </text:span><text:span text:style-name="T79">not to </text:span><text:span text:style-name="T1">migrate. Otherwise, it can afford to do so if cash in hand exceeds th</text:span><text:span text:style-name="T80">is</text:span><text:span text:style-name="T1"> cutoff.</text:span></text:p>
      <text:p text:style-name="P67"><text:span text:style-name="T1"/></text:p>
      <text:p text:style-name="P76"><text:span text:style-name="T1">V_M </text:span><text:span text:style-name="T86">discounted sum</text:span><text:span text:style-name="T1"> of all future expected income from migration</text:span></text:p>
      <text:p text:style-name="P76"><text:span text:style-name="T1">V_</text:span><text:span text:style-name="T87">N</text:span><text:span text:style-name="T1"> </text:span><text:span text:style-name="T86">discounted sum </text:span><text:span text:style-name="T1">of all future expected income from not migrating</text:span></text:p>
      <text:p text:style-name="P77"><text:span text:style-name="T88">over</text:span><text:span text:style-name="T1"> different levels of cash in hand</text:span></text:p>
      <text:p text:style-name="P76"><text:span text:style-name="T1"/></text:p>
      <text:p text:style-name="P74"><text:span text:style-name="T1">V_M=V_N =&gt; x-bar cash in hand where indifferent</text:span></text:p>
      <text:p text:style-name="P72"><text:span text:style-name="T1">V_M&gt;V_N </text:span><text:span text:style-name="T83">=&gt; migrate </text:span><text:span text:style-name="T84">(x&gt;x-bar)</text:span></text:p>
      <text:p text:style-name="P73"><text:span text:style-name="T1">V_M&lt;V_N =&gt; do not migrate </text:span><text:span text:style-name="T84">(x&lt;x-bar)</text:span></text:p>
      <text:p text:style-name="P73"><text:span text:style-name="T84"/></text:p>
      <text:p text:style-name="P75"><text:span text:style-name="T84">T</text:span><text:span text:style-name="T1">hey cross </text:span><text:span text:style-name="T85">given concavity of V(x) </text:span><text:span text:style-name="T89">attributable to</text:span><text:span text:style-name="T85"> risk aversion </text:span><text:span text:style-name="T89">of </text:span><text:span text:style-name="T90">underlying </text:span><text:span text:style-name="T85">utility function.</text:span></text:p>
      <text:p text:style-name="P68"><text:span text:style-name="T1"/></text:p>
      <text:p text:style-name="P69"><text:span text:style-name="T1">Cash intervention therefore </text:span><text:span text:style-name="T78">lowers </text:span><text:span text:style-name="T93">the threshold of </text:span><text:span text:style-name="T78">this cutoff x-bar to x-bar’ </text:span><text:span text:style-name="T81">(</text:span><text:span text:style-name="T78">x-bar &lt; x-bar’</text:span><text:span text:style-name="T81">) </text:span><text:span text:style-name="T78">thereby </text:span><text:span text:style-name="T92">inducing households to migrate who fall </text:span><text:span text:style-name="T91">within the interval [x-bar’, x-bar]</text:span><text:span text:style-name="T78">.</text:span></text:p>
      <text:p text:style-name="P70"><text:span text:style-name="T1"/></text:p>
      <text:p text:style-name="P71"><text:span text:style-name="T1">There </text:span><text:span text:style-name="T94">exists </text:span><text:span text:style-name="T1">a hidden </text:span><text:span text:style-name="T82">poverty trap. </text:span><text:span text:style-name="T95">For certain parameters in calibrating the model, households experiencing an income generation process mu that enforces low levels of cash in hand </text:span><text:span text:style-name="T100">end up not saving for migration and attaining the profitable investment.</text:span></text:p>
      <text:p text:style-name="P71"><text:span text:style-name="T100"/></text:p>
      <text:p text:style-name="P79"><text:span text:style-name="T100">(</text:span><text:span text:style-name="T1">Their own poverty traps them into not saving for the profitable investment)</text:span></text:p>
      <text:p text:style-name="P71"><text:span text:style-name="T100"/></text:p>
      <text:p text:style-name="P78"><text:span text:style-name="T1">They avoid saving despite having never migrated, the same way as households unable to </text:span><text:span text:style-name="T101">save or </text:span><text:span text:style-name="T1">migrate </text:span><text:span text:style-name="T102">at all</text:span><text:span text:style-name="T1">. </text:span><text:span text:style-name="T101">Initially wealthy households instead are able to save and migrate.</text:span></text:p>
      <text:p text:style-name="P78"><text:span text:style-name="T101"/></text:p>
      <text:p text:style-name="P78"><text:span text:style-name="T10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7:22:14.617424260</meta:creation-date>
    <dc:date>2019-05-13T01:47:22.491607247</dc:date>
    <meta:editing-duration>PT8H23M</meta:editing-duration>
    <meta:editing-cycles>252</meta:editing-cycles>
    <meta:generator>LibreOffice/6.0.7.3$Linux_X86_64 LibreOffice_project/00m0$Build-3</meta:generator>
    <meta:document-statistic meta:table-count="0" meta:image-count="0" meta:object-count="0" meta:page-count="5" meta:paragraph-count="96" meta:word-count="1370" meta:character-count="8791" meta:non-whitespace-character-count="7518"/>
  </office:meta>
</office:document-meta>
</file>